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9" text:anchor-type="paragraph" svg:x="0in" svg:y="0in" svg:width="6.30039in" svg:height="7.38228in" style:rel-width="scale" style:rel-height="scale"><draw:image xlink:href="media/image1.jpeg" xlink:type="simple" xlink:show="embed" xlink:actuate="onLoad"/><svg:title/><svg:desc/></draw:frame><text:bookmark-start text:name="Bookmark"/><text:bookmark-end text:name="Bookmar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Kopfzeile" style:display-name="Kopf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81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 Arnold</meta:initial-creator>
    <dc:creator>Christoph Arnold</dc:creator>
    <meta:creation-date>2021-04-15T08:04:00Z</meta:creation-date>
    <dc:date>2021-04-15T08:04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0" meta:character-count="1" meta:row-count="1" meta:non-whitespace-character-count="1"/>
  </office:meta>
</office:document-meta>
</file>